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0.025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4715in"/>
    </style:style>
    <style:style style:name="Table1.C" style:family="table-column">
      <style:table-column-properties style:column-width="1.4035in"/>
    </style:style>
    <style:style style:name="Table1.D" style:family="table-column">
      <style:table-column-properties style:column-width="3.562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background-color="#99ccff" fo:padding="0.05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99ccff" fo:padding="0.05in" fo:border="0.5pt solid #000000" style:writing-mode="lr-tb">
        <style:background-image/>
      </style:table-cell-properties>
    </style:style>
    <style:style style:name="Table1.2" style:family="table-row">
      <style:table-row-properties style:min-row-height="0.2521in" fo:keep-together="auto"/>
    </style:style>
    <style:style style:name="Table1.A2" style:family="table-cell">
      <style:table-cell-properties style:vertical-align="top" fo:padding="0.05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="0.05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="0.05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="0.05in" fo:border="0.5pt solid #000000" style:writing-mode="lr-tb"/>
    </style:style>
    <style:style style:name="Table1.A3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4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top" fo:padding="0.05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top" fo:padding="0.05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fo:orphans="2" fo:widows="2" fo:hyphenation-ladder-count="no-limit"/>
      <style:text-properties fo:font-size="10pt" fo:font-weight="bold" officeooo:paragraph-rsid="000e652f" style:letter-kerning="false" style:font-name-asian="MS PGothic" style:font-size-asian="10pt" style:language-asian="en" style:country-asian="US" style:font-weight-asian="bold" style:font-name-complex="Arial" style:font-size-complex="10pt" style:font-weight-complex="bold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orphans="2" fo:widows="2" fo:hyphenation-ladder-count="no-limit"/>
      <style:text-properties fo:font-size="10pt" fo:font-weight="bold" officeooo:rsid="000e652f" officeooo:paragraph-rsid="000e652f" style:letter-kerning="false" style:font-name-asian="MS PGothic" style:font-size-asian="10pt" style:language-asian="en" style:country-asian="US" style:font-weight-asian="bold" style:font-name-complex="Arial" style:font-size-complex="10pt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orphans="2" fo:widows="2" fo:hyphenation-ladder-count="no-limit"/>
      <style:text-properties fo:font-size="10pt" fo:font-weight="bold" officeooo:paragraph-rsid="000e652f" style:font-size-asian="10pt" style:font-weight-asian="bold" style:font-size-complex="10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rsid="000e652f" officeooo:paragraph-rsid="000e652f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rsid="000f39ed" officeooo:paragraph-rsid="000f39ed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rsid="001120d7" officeooo:paragraph-rsid="001120d7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fo:font-size="10pt" officeooo:rsid="000e652f" officeooo:paragraph-rsid="000e652f" style:letter-kerning="false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orphans="2" fo:widows="2" fo:hyphenation-ladder-count="no-limit"/>
      <style:text-properties fo:font-size="10pt" officeooo:rsid="000e652f" officeooo:paragraph-rsid="000f39ed" style:letter-kerning="false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fo:font-size="10pt" officeooo:rsid="000e652f" officeooo:paragraph-rsid="001120d7" style:letter-kerning="false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paragraph-rsid="000e652f" style:font-size-asian="10pt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orphans="2" fo:widows="2" fo:hyphenation-ladder-count="no-limit"/>
      <style:text-properties fo:font-size="10pt" officeooo:rsid="000e652f" officeooo:paragraph-rsid="000e652f" style:font-size-asian="10pt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orphans="2" fo:widows="2" fo:hyphenation-ladder-count="no-limit"/>
      <style:text-properties fo:font-size="10pt" officeooo:rsid="000e652f" officeooo:paragraph-rsid="000f39ed" style:font-size-asian="10pt" style:font-size-complex="10pt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orphans="2" fo:widows="2" fo:hyphenation-ladder-count="no-limit"/>
      <style:text-properties fo:font-size="10pt" officeooo:paragraph-rsid="000e652f" style:font-size-asian="10pt" style:font-size-complex="10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orphans="2" fo:widows="2" fo:hyphenation-ladder-count="no-limit"/>
      <style:text-properties fo:font-size="10pt" officeooo:rsid="000f39ed" officeooo:paragraph-rsid="000f39ed" style:font-size-asian="10pt" style:font-size-complex="10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rsid="000f39ed" officeooo:paragraph-rsid="000f39ed" style:font-size-asian="10pt" style:font-size-complex="10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 fo:orphans="2" fo:widows="2" fo:hyphenation-ladder-count="no-limit"/>
      <style:text-properties fo:font-size="10pt" officeooo:rsid="000f39ed" officeooo:paragraph-rsid="001120d7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orphans="2" fo:widows="2" fo:hyphenation-ladder-count="no-limit"/>
      <style:text-properties officeooo:paragraph-rsid="000e652f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orphans="2" fo:widows="2" fo:hyphenation-ladder-count="no-limit"/>
      <style:text-properties officeooo:paragraph-rsid="000f39e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orphans="2" fo:widows="2" fo:hyphenation-ladder-count="no-limit"/>
      <style:text-properties officeooo:paragraph-rsid="001120d7" fo:hyphenate="tru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00e652f"/>
    </style:style>
    <style:style style:name="P21" style:family="paragraph" style:parent-style-name="Standard">
      <style:text-properties officeooo:rsid="000e652f" officeooo:paragraph-rsid="000e652f"/>
    </style:style>
    <style:style style:name="P22" style:family="paragraph" style:parent-style-name="Standard">
      <style:paragraph-properties fo:orphans="2" fo:widows="2" fo:hyphenation-ladder-count="no-limit"/>
      <style:text-properties fo:color="#2a00ff" style:font-name="Monospace" fo:font-size="10pt" style:text-underline-style="solid" style:text-underline-width="auto" style:text-underline-color="font-color" officeooo:rsid="000f39ed" officeooo:paragraph-rsid="000f39ed" style:letter-kerning="false" fo:background-color="#e8f2f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orphans="2" fo:widows="2" fo:hyphenation-ladder-count="no-limit"/>
      <style:text-properties fo:color="#2a00ff" style:font-name="Monospace" fo:font-size="10pt" style:text-underline-style="solid" style:text-underline-width="auto" style:text-underline-color="font-color" officeooo:rsid="000f39ed" officeooo:paragraph-rsid="000f39ed" fo:background-color="#e8f2fe" style:font-size-asian="10pt" style:font-size-complex="10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Monospace" fo:font-size="10pt" officeooo:paragraph-rsid="000e652f" fo:background-color="#e8f2fe" style:font-size-asian="10pt" style:font-size-complex="10pt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Monospace" fo:font-size="10pt" officeooo:paragraph-rsid="000e652f" fo:background-color="#d4d4d4" style:font-size-asian="10pt" style:font-size-complex="10pt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orphans="2" fo:widows="2" fo:hyphenation-ladder-count="no-limit"/>
      <style:text-properties fo:color="#000000" style:font-name="Monospace" fo:font-size="10pt" officeooo:rsid="000e652f" officeooo:paragraph-rsid="000e652f" fo:background-color="#d4d4d4" style:font-size-asian="10pt" style:font-size-complex="10pt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orphans="2" fo:widows="2" fo:hyphenation-ladder-count="no-limit"/>
      <style:text-properties fo:font-size="10pt" officeooo:rsid="000e652f" officeooo:paragraph-rsid="000e652f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orphans="2" fo:widows="2" fo:hyphenation-ladder-count="no-limit"/>
      <style:text-properties fo:font-size="10pt" officeooo:rsid="000e652f" officeooo:paragraph-rsid="000f39ed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orphans="2" fo:widows="2" fo:hyphenation-ladder-count="no-limit"/>
      <style:text-properties fo:font-size="10pt" officeooo:rsid="000e652f" officeooo:paragraph-rsid="001120d7" style:letter-kerning="false" style:font-name-asian="MS PGothic" style:font-size-asian="10pt" style:language-asian="en" style:country-asian="US" style:font-name-complex="Arial" style:font-size-complex="10pt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orphans="2" fo:widows="2" fo:hyphenation-ladder-count="no-limit"/>
      <style:text-properties fo:color="#2a00ff" style:font-name="Monospace" fo:font-size="10pt" style:text-underline-style="solid" style:text-underline-width="auto" style:text-underline-color="font-color" officeooo:rsid="000f39ed" officeooo:paragraph-rsid="000f39ed" fo:background-color="#e8f2fe" style:font-size-asian="10pt" style:font-size-complex="10pt" fo:hyphenate="true" fo:hyphenation-remain-char-count="2" fo:hyphenation-push-char-count="2" loext:hyphenation-no-caps="false"/>
    </style:style>
    <style:style style:name="T1" style:family="text">
      <style:text-properties fo:font-size="10pt" officeooo:rsid="000e652f" style:letter-kerning="false" style:font-name-asian="MS PGothic" style:font-size-asian="10pt" style:language-asian="en" style:country-asian="US" style:font-name-complex="Arial" style:font-size-complex="10pt"/>
    </style:style>
    <style:style style:name="T2" style:family="text">
      <style:text-properties fo:font-size="10pt" officeooo:rsid="000f39ed" style:letter-kerning="false" style:font-name-asian="MS PGothic" style:font-size-asian="10pt" style:language-asian="en" style:country-asian="US" style:font-name-complex="Arial" style:font-size-complex="10pt"/>
    </style:style>
    <style:style style:name="T3" style:family="text">
      <style:text-properties fo:font-size="10pt" officeooo:rsid="001120d7" style:letter-kerning="false" style:font-name-asian="MS PGothic" style:font-size-asian="10pt" style:language-asian="en" style:country-asian="US" style:font-name-complex="Arial" style:font-size-complex="10pt"/>
    </style:style>
    <style:style style:name="T4" style:family="text">
      <style:text-properties style:font-name-asian="MS PGothic"/>
    </style:style>
    <style:style style:name="T5" style:family="text">
      <style:text-properties officeooo:rsid="000f39ed" style:font-name-asian="MS PGothic"/>
    </style:style>
    <style:style style:name="T6" style:family="text">
      <style:text-properties fo:color="#7f0055" style:font-name="Monospace" fo:font-weight="bold" fo:background-color="#e8f2fe" loext:char-shading-value="0" style:font-weight-asian="bold"/>
    </style:style>
    <style:style style:name="T7" style:family="text">
      <style:text-properties fo:color="#7f0055" style:font-name="Monospace" fo:font-weight="bold" officeooo:rsid="000e652f" fo:background-color="#e8f2fe" loext:char-shading-value="0" style:font-weight-asian="bold"/>
    </style:style>
    <style:style style:name="T8" style:family="text">
      <style:text-properties fo:color="#7f0055" style:font-name="Monospace" fo:font-weight="bold" officeooo:rsid="000f39ed" fo:background-color="#e8f2fe" loext:char-shading-value="0" style:font-weight-asian="bold"/>
    </style:style>
    <style:style style:name="T9" style:family="text">
      <style:text-properties fo:color="#7f0055" style:font-name="Monospace" fo:background-color="#e8f2fe" loext:char-shading-value="0"/>
    </style:style>
    <style:style style:name="T10" style:family="text">
      <style:text-properties fo:color="#000000" style:font-name="Monospace" fo:font-size="10pt" officeooo:rsid="000f39ed" style:letter-kerning="false" fo:background-color="#d4d4d4" loext:char-shading-value="0" style:font-name-asian="MS PGothic" style:font-size-asian="10pt" style:language-asian="en" style:country-asian="US" style:font-name-complex="Arial" style:font-size-complex="10pt"/>
    </style:style>
    <style:style style:name="T11" style:family="text">
      <style:text-properties fo:color="#000000" style:font-name="Monospace" fo:font-size="10pt" officeooo:rsid="0012f14b" style:letter-kerning="false" fo:background-color="#d4d4d4" loext:char-shading-value="0" style:font-name-asian="MS PGothic" style:font-size-asian="10pt" style:language-asian="en" style:country-asian="US" style:font-name-complex="Arial" style:font-size-complex="10pt"/>
    </style:style>
    <style:style style:name="T12" style:family="text">
      <style:text-properties fo:color="#000000" style:font-name="Monospace" fo:background-color="#d4d4d4" loext:char-shading-value="0"/>
    </style:style>
    <style:style style:name="T13" style:family="text">
      <style:text-properties fo:color="#000000" style:font-name="Monospace" fo:background-color="#d4d4d4" loext:char-shading-value="0" style:font-name-asian="MS PGothic"/>
    </style:style>
    <style:style style:name="T14" style:family="text">
      <style:text-properties fo:color="#000000" style:font-name="Monospace" officeooo:rsid="000f39ed" fo:background-color="#d4d4d4" loext:char-shading-value="0" style:font-name-asian="MS PGothic"/>
    </style:style>
    <style:style style:name="T15" style:family="text">
      <style:text-properties fo:color="#000000" style:font-name="Monospace" officeooo:rsid="0012f14b" fo:background-color="#d4d4d4" loext:char-shading-value="0" style:font-name-asian="MS PGothic"/>
    </style:style>
    <style:style style:name="T16" style:family="text">
      <style:text-properties fo:color="#000000" style:font-name="Monospace" officeooo:rsid="000e652f" fo:background-color="#d4d4d4" loext:char-shading-value="0"/>
    </style:style>
    <style:style style:name="T17" style:family="text">
      <style:text-properties fo:color="#000000" style:font-name="Monospace" fo:background-color="#e8f2fe" loext:char-shading-value="0"/>
    </style:style>
    <style:style style:name="T18" style:family="text">
      <style:text-properties style:letter-kerning="false" style:font-name-asian="MS PGothic" style:language-asian="en" style:country-asian="US" style:font-name-complex="Arial"/>
    </style:style>
    <style:style style:name="T19" style:family="text">
      <style:text-properties officeooo:rsid="000f39ed" style:letter-kerning="false" style:font-name-asian="MS PGothic" style:language-asian="en" style:country-asian="US" style:font-name-complex="Arial"/>
    </style:style>
    <style:style style:name="T20" style:family="text">
      <style:text-properties officeooo:rsid="000e652f" style:letter-kerning="false" style:font-name-asian="MS PGothic" style:language-asian="en" style:country-asian="US" style:font-name-complex="Arial"/>
    </style:style>
    <style:style style:name="T21" style:family="text">
      <style:text-properties fo:color="#2a00ff" style:font-name="Monospace" fo:font-size="10pt" style:text-underline-style="solid" style:text-underline-width="auto" style:text-underline-color="font-color" officeooo:rsid="000f39ed" fo:background-color="#e8f2fe" loext:char-shading-value="0" style:font-size-asian="10pt" style:font-size-complex="10pt"/>
    </style:style>
    <style:style style:name="T22" style:family="text">
      <style:text-properties fo:color="#2a00ff" style:font-name="Monospace" fo:font-size="10pt" style:text-underline-style="solid" style:text-underline-width="auto" style:text-underline-color="font-color" officeooo:rsid="001120d7" fo:background-color="#e8f2fe" loext:char-shading-value="0" style:font-size-asian="10pt" style:font-size-complex="10pt"/>
    </style:style>
    <style:style style:name="T23" style:family="text">
      <style:text-properties officeooo:rsid="000f39ed"/>
    </style:style>
    <style:style style:name="T24" style:family="text">
      <style:text-properties officeooo:rsid="001120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1">BKAV Function Description :</text:p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Function 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Argument</text:p>
          </table:table-cell>
          <table:table-cell table:style-name="Table1.D1" office:value-type="string">
            <text:p text:style-name="P1">Description</text:p>
          </table:table-cell>
        </table:table-row>
        <table:table-row table:style-name="Table1.2">
          <table:table-cell table:style-name="Table1.A2" office:value-type="string">
            <text:p text:style-name="P22">Move zoom</text:p>
            <text:p text:style-name="P11"><text:span text:style-name="T18">(“/dev/</text:span><text:span text:style-name="T19">bkav</text:span><text:span text:style-name="T18">_movezoom”)</text:span></text:p>
          </table:table-cell>
          <table:table-cell table:style-name="Table1.B2" office:value-type="string">
            <text:p text:style-name="P4">ioctl</text:p>
          </table:table-cell>
          <table:table-cell table:style-name="Table1.C2" office:value-type="string">
            <text:p text:style-name="P24"><text:s/>File ,</text:p>
            <text:p text:style-name="P10"><text:span text:style-name="T8">unsigned</text:span><text:span text:style-name="T17"> </text:span><text:span text:style-name="T6">long</text:span></text:p>
            <text:p text:style-name="P25">speed,</text:p>
            <text:p text:style-name="P3"><text:span text:style-name="T9">unsigned</text:span><text:span text:style-name="T17"> </text:span><text:span text:style-name="T9">long</text:span></text:p>
            <text:p text:style-name="P25">iSizeStep</text:p>
          </table:table-cell>
          <table:table-cell table:style-name="Table1.D2" office:value-type="string">
            <text:p text:style-name="P27">Ex : <text:s/>int file_fd = -1;</text:p>
            <text:p text:style-name="P27">file_fd= open("/dev/bkav_movezoom",O_RDWR);</text:p>
            <text:p text:style-name="P7"><text:span text:style-name="T4">ioctl(file_fd, </text:span><text:span text:style-name="T13">speed</text:span><text:span text:style-name="T4">, </text:span><text:span text:style-name="T13">iSizeStep</text:span><text:span text:style-name="T4">);</text:span></text:p>
          </table:table-cell>
        </table:table-row>
        <table:table-row table:style-name="Table1.2">
          <table:table-cell table:style-name="Table1.A3" office:value-type="string">
            <text:p text:style-name="P23">Move focus</text:p>
            <text:p text:style-name="P13"><text:span text:style-name="T20">(“/dev/</text:span><text:span text:style-name="T19">bkav</text:span><text:span text:style-name="T20">_movefocus”)</text:span></text:p>
          </table:table-cell>
          <table:table-cell table:style-name="Table1.B3" office:value-type="string">
            <text:p text:style-name="P4">ioctl</text:p>
          </table:table-cell>
          <table:table-cell table:style-name="Table1.C3" office:value-type="string">
            <text:p text:style-name="P24">file ,</text:p>
            <text:p text:style-name="P10"><text:span text:style-name="T6">unsigned</text:span><text:span text:style-name="T17"> </text:span><text:span text:style-name="T6">long </text:span><text:span text:style-name="T12">speed,</text:span></text:p>
            <text:p text:style-name="P10"><text:span text:style-name="T6">unsigned</text:span><text:span text:style-name="T17"> </text:span><text:span text:style-name="T6">long</text:span></text:p>
            <text:p text:style-name="P25">iSizeStep</text:p>
          </table:table-cell>
          <table:table-cell table:style-name="Table1.D3" office:value-type="string">
            <text:p text:style-name="P27">Ex : <text:s/>int file_fd = -1;</text:p>
            <text:p text:style-name="P27">file_fd= open("/dev/bkav_movefocus",O_RDWR);</text:p>
            <text:p text:style-name="P7"><text:span text:style-name="T4">ioctl(file_fd, </text:span><text:span text:style-name="T13">speed</text:span><text:span text:style-name="T4">, </text:span><text:span text:style-name="T13">iSizeStep</text:span><text:span text:style-name="T4">);</text:span></text:p>
          </table:table-cell>
        </table:table-row>
        <table:table-row table:style-name="Table1.2">
          <table:table-cell table:style-name="Table1.A4" office:value-type="string">
            <text:p text:style-name="P23">Move iris</text:p>
            <text:p text:style-name="P12">(“/dev/<text:span text:style-name="T23">bkav</text:span>_moveiris”)</text:p>
          </table:table-cell>
          <table:table-cell table:style-name="Table1.B4" office:value-type="string">
            <text:p text:style-name="P4">ioctl</text:p>
          </table:table-cell>
          <table:table-cell table:style-name="Table1.C4" office:value-type="string">
            <text:p text:style-name="P26">file</text:p>
            <text:p text:style-name="P10"><text:span text:style-name="T7">unsigned</text:span><text:span text:style-name="T17"> </text:span><text:span text:style-name="T6">int</text:span><text:span text:style-name="T16"> </text:span><text:span text:style-name="T12">Fsize,</text:span></text:p>
            <text:p text:style-name="P10"/>
          </table:table-cell>
          <table:table-cell table:style-name="Table1.D4" office:value-type="string">
            <text:p text:style-name="P27">Ex : <text:s/>int file_fd = -1;</text:p>
            <text:p text:style-name="P7"><text:span text:style-name="T4">file_fd= open("/dev/bkav_</text:span><text:span text:style-name="T5">moveiris</text:span><text:span text:style-name="T4">",O_RDWR);</text:span></text:p>
            <text:p text:style-name="P7"><text:span text:style-name="T4">ioctl(file_fd, </text:span><text:span text:style-name="T14">Fsize</text:span><text:span text:style-name="T4">);</text:span></text:p>
          </table:table-cell>
        </table:table-row>
        <table:table-row table:style-name="Table1.2">
          <table:table-cell table:style-name="Table1.A5" office:value-type="string">
            <text:p text:style-name="P23">Close IR cut</text:p>
            <text:p text:style-name="P14">(“/dev/bkav_closeircut”)</text:p>
            <text:p text:style-name="P14"/>
          </table:table-cell>
          <table:table-cell table:style-name="Table1.B5" office:value-type="string">
            <text:p text:style-name="P5">ioctl</text:p>
          </table:table-cell>
          <table:table-cell table:style-name="Table1.C5" office:value-type="string">
            <text:p text:style-name="P15">File</text:p>
            <text:p text:style-name="P15"><text:span text:style-name="T7">unsigned</text:span><text:span text:style-name="T17"> </text:span><text:span text:style-name="T6">int</text:span> </text:p>
            <text:p text:style-name="P15">cmd</text:p>
          </table:table-cell>
          <table:table-cell table:style-name="Table1.D5" office:value-type="string">
            <text:p text:style-name="P27">Ex : <text:s/>int file_fd = -1;</text:p>
            <text:p text:style-name="P7"><text:span text:style-name="T4">file_fd= open("/dev/bkav_</text:span><text:span text:style-name="T5">closeircut</text:span><text:span text:style-name="T4">",O_RDWR);</text:span></text:p>
            <text:p text:style-name="P17"><text:span text:style-name="T1">ioctl(file_fd, </text:span><text:span text:style-name="T11">anyway</text:span><text:span text:style-name="T1">);</text:span></text:p>
          </table:table-cell>
        </table:table-row>
        <table:table-row table:style-name="Table1.2">
          <table:table-cell table:style-name="Table1.A6" office:value-type="string">
            <text:p text:style-name="P23">Open IR cut</text:p>
            <text:p text:style-name="P14">(“/dev/bkav_openircut”)</text:p>
          </table:table-cell>
          <table:table-cell table:style-name="Table1.B6" office:value-type="string">
            <text:p text:style-name="P5">ioctl</text:p>
          </table:table-cell>
          <table:table-cell table:style-name="Table1.C6" office:value-type="string">
            <text:p text:style-name="P15">File,</text:p>
            <text:p text:style-name="P15"><text:span text:style-name="T7">unsigned</text:span><text:span text:style-name="T17"> </text:span><text:span text:style-name="T6">int</text:span> </text:p>
            <text:p text:style-name="P15">cmd</text:p>
          </table:table-cell>
          <table:table-cell table:style-name="Table1.D6" office:value-type="string">
            <text:p text:style-name="P28">Ex : <text:s/>int file_fd = -1;</text:p>
            <text:p text:style-name="P18"><text:span text:style-name="T1">file_fd= open("/dev/bkav_</text:span><text:span text:style-name="T2">openircut</text:span><text:span text:style-name="T1">",O_RDWR);</text:span></text:p>
            <text:p text:style-name="P8"><text:span text:style-name="T4">ioctl(file_fd, </text:span><text:span text:style-name="T15">anyway</text:span><text:span text:style-name="T4">);</text:span></text:p>
          </table:table-cell>
        </table:table-row>
        <table:table-row table:style-name="Table1.2">
          <table:table-cell table:style-name="Table1.A7" office:value-type="string">
            <text:p text:style-name="P23">Zoom get index</text:p>
            <text:p text:style-name="P14"/>
            <text:p text:style-name="P14">(“/dev/bkav_zoomindex”)</text:p>
            <text:p text:style-name="P23"/>
          </table:table-cell>
          <table:table-cell table:style-name="Table1.B7" office:value-type="string">
            <text:p text:style-name="P6">ioctl</text:p>
          </table:table-cell>
          <table:table-cell table:style-name="Table1.C7" office:value-type="string">
            <text:p text:style-name="P16">File,</text:p>
            <text:p text:style-name="P16"><text:span text:style-name="T7">unsigned</text:span><text:span text:style-name="T17"> </text:span><text:span text:style-name="T6">int</text:span> </text:p>
            <text:p text:style-name="P16">cmd</text:p>
          </table:table-cell>
          <table:table-cell table:style-name="Table1.D7" office:value-type="string">
            <text:p text:style-name="P29">Ex : <text:s/>int file_fd = -1;</text:p>
            <text:p text:style-name="P19"><text:span text:style-name="T1">file_fd= open("/dev/bkav_</text:span><text:span text:style-name="T3">zoomindex</text:span><text:span text:style-name="T1">",O_RDWR);</text:span></text:p>
            <text:p text:style-name="P9"><text:span text:style-name="T4">ioctl(file_fd, </text:span><text:span text:style-name="T15">anyway</text:span><text:span text:style-name="T4">);</text:span></text:p>
          </table:table-cell>
        </table:table-row>
        <table:table-row table:style-name="Table1.2">
          <table:table-cell table:style-name="Table1.A8" office:value-type="string">
            <text:p text:style-name="P18"><text:span text:style-name="T22">focus</text:span><text:span text:style-name="T21"> get index</text:span></text:p>
            <text:p text:style-name="P14"/>
            <text:p text:style-name="P14">(“/dev/bkav_<text:span text:style-name="T24">focus</text:span>index”)</text:p>
            <text:p text:style-name="P23"/>
          </table:table-cell>
          <table:table-cell table:style-name="Table1.B8" office:value-type="string">
            <text:p text:style-name="P6">ioctl</text:p>
          </table:table-cell>
          <table:table-cell table:style-name="Table1.C8" office:value-type="string">
            <text:p text:style-name="P16">File,</text:p>
            <text:p text:style-name="P16"><text:span text:style-name="T7">unsigned</text:span><text:span text:style-name="T17"> </text:span><text:span text:style-name="T6">int</text:span> </text:p>
            <text:p text:style-name="P16">cmd</text:p>
          </table:table-cell>
          <table:table-cell table:style-name="Table1.D8" office:value-type="string">
            <text:p text:style-name="P29">Ex : <text:s/>int file_fd = -1;</text:p>
            <text:p text:style-name="P19"><text:span text:style-name="T1">file_fd= open("/dev/bkav_</text:span><text:span text:style-name="T3">focusindex</text:span><text:span text:style-name="T1">",O_RDWR);</text:span></text:p>
            <text:p text:style-name="P9"><text:span text:style-name="T4">ioctl(file_fd, </text:span><text:span text:style-name="T15">anyway)</text:span><text:span text:style-name="T4">;</text:span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0T16:10:32.708011278</meta:creation-date>
    <dc:date>2020-04-10T16:41:00.176427781</dc:date>
    <meta:editing-duration>PT4M52S</meta:editing-duration>
    <meta:editing-cycles>2</meta:editing-cycles>
    <meta:generator>LibreOffice/6.4.2.2$Linux_X86_64 LibreOffice_project/40$Build-2</meta:generator>
    <meta:document-statistic meta:table-count="1" meta:image-count="0" meta:object-count="0" meta:page-count="1" meta:paragraph-count="70" meta:word-count="148" meta:character-count="1186" meta:non-whitespace-character-count="1095"/>
  </office:meta>
</office:document-meta>
</file>